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end="Arrow" draw:marker-end-width="0.3cm" draw:textarea-vertical-align="middle" draw:fit-to-contour="true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5.989cm" fo:min-width="5.85cm"/>
    </style:style>
    <style:style style:name="gr6" style:family="graphic" style:parent-style-name="standard">
      <style:graphic-properties svg:stroke-color="#000000" draw:marker-end="Arrow" draw:marker-end-width="0.3cm" draw:textarea-vertical-align="middle"/>
    </style:style>
    <style:style style:name="gr7" style:family="graphic" style:parent-style-name="objectwithoutfill">
      <style:graphic-properties draw:stroke="none" draw:fill="none" fo:min-height="1.14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7cm" fo:min-width="5.977cm"/>
    </style:style>
    <style:style style:name="gr10" style:family="graphic" style:parent-style-name="objectwithoutfill">
      <style:graphic-properties draw:stroke="none" draw:fill="none" fo:min-height="0.51cm"/>
    </style:style>
    <style:style style:name="gr11" style:family="graphic" style:parent-style-name="standard">
      <style:graphic-properties draw:stroke="none" svg:stroke-color="#000000" draw:fill="none" draw:fill-color="#ffffff" fo:min-height="0.127cm"/>
    </style:style>
    <style:style style:name="gr12" style:family="graphic" style:parent-style-name="standard">
      <style:graphic-properties draw:marker-end="Arrow" draw:marker-end-width="0.3cm" draw:textarea-vertical-align="middle"/>
    </style:style>
    <style:style style:name="gr13" style:family="graphic" style:parent-style-name="standard">
      <style:graphic-properties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1.27cm"/>
    </style:style>
    <style:style style:name="gr16" style:family="graphic" style:parent-style-name="standard">
      <style:graphic-properties draw:stroke="none" svg:stroke-color="#000000" draw:fill="none" draw:fill-color="#ffffff" fo:min-height="2.286cm"/>
    </style:style>
    <style:style style:name="gr17" style:family="graphic" style:parent-style-name="objectwithoutfill">
      <style:graphic-properties draw:stroke="dash" draw:stroke-dash="Fine_20_Dashed_20__28_var_29_" svg:stroke-color="#808080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5.08cm" svg:height="1.905cm" svg:x="11.414cm" svg:y="3.413cm">
          <text:p text:style-name="P1"><text:span text:style-name="T1">Waiting</text:span></text:p>
          <text:p text:style-name="P1"><text:span text:style-name="T1">IsExtracting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1.116cm" svg:x2="13.938cm" svg:y2="3.54cm" svg:d="m13899 1116c0 1818 39 606 39 2424">
          <text:p text:style-name="P1">Init</text:p>
        </draw:connector>
        <draw:custom-shape draw:style-name="gr1" draw:text-style-name="P2" draw:id="id2" draw:layer="layout" svg:width="4.572cm" svg:height="1.905cm" svg:x="17.383cm" svg:y="7.985cm">
          <text:p text:style-name="P1"><text:span text:style-name="T1">Pe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954cm" svg:y1="5.318cm" svg:x2="19.669cm" svg:y2="7.985cm" draw:start-shape="id1" draw:start-glue-point="2" draw:end-shape="id2" svg:d="m13954 5318c0 1999 5715 666 5715 2667">
          <text:p text:style-name="P1"><text:span text:style-name="T2">SUBNET UP &amp; !InitError</text:span></text:p>
        </draw:connector>
        <draw:custom-shape draw:style-name="gr1" draw:text-style-name="P2" draw:id="id3" draw:layer="layout" svg:width="4.572cm" svg:height="1.905cm" svg:x="2.905cm" svg:y="12.303cm">
          <text:p text:style-name="P1"><text:span text:style-name="T1">Deferr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7.383cm" svg:y1="8.937cm" svg:x2="7.477cm" svg:y2="13.255cm" draw:start-shape="id2" draw:start-glue-point="3" draw:end-shape="id3" draw:end-glue-point="1" svg:d="m17383 8937c-7428 0-2475 4318-9906 4318">
          <text:p text:style-name="P1">IsComparing + CompareNeeded</text:p>
        </draw:connector>
        <draw:connector draw:style-name="gr2" draw:text-style-name="P3" draw:layer="layout" draw:type="curve" svg:x1="19.669cm" svg:y1="9.89cm" svg:x2="22.433cm" svg:y2="12.707cm" draw:start-shape="id2" draw:start-glue-point="2" svg:d="m19669 9890c0 2875 2764 1467 2764 2817">
          <text:p text:style-name="P1"><text:span text:style-name="T2">!IsComparing * !CompareNeeded</text:span></text:p>
        </draw:connector>
        <draw:connector draw:style-name="gr3" draw:text-style-name="P1" draw:layer="layout" draw:type="curve" svg:x1="25.365cm" svg:y1="19.245cm" svg:x2="16.494cm" svg:y2="4.365cm" draw:start-shape="id4" draw:start-glue-point="1" draw:end-shape="id1" draw:end-glue-point="1" svg:d="m25365 19245c753 0 5188-14880-8871-14880">
          <text:p text:style-name="P1">XXXXXXXXXXXXXXXXXXXXXXX</text:p>
        </draw:connector>
        <draw:connector draw:style-name="gr2" draw:text-style-name="P1" draw:layer="layout" draw:type="curve" svg:x1="5.191cm" svg:y1="14.208cm" svg:x2="19.847cm" svg:y2="13.981cm" draw:start-shape="id3" draw:start-glue-point="2" svg:d="m5191 14208c0 1525 14656 1639 14656-227">
          <text:p text:style-name="P1">!IsComparing * !CompareNeeded</text:p>
        </draw:connector>
        <draw:connector draw:style-name="gr2" draw:text-style-name="P1" draw:layer="layout" draw:type="curve" svg:x1="25.673cm" svg:y1="1.282cm" svg:x2="16.496cm" svg:y2="3.542cm" svg:d="m25673 1282c-6882 0-2294 2260-9177 2260">
          <text:p text:style-name="P1">SM STATE CHANGE</text:p>
        </draw:connector>
        <draw:frame draw:style-name="gr4" draw:text-style-name="P4" draw:layer="layout" svg:width="8.89cm" svg:height="1.673cm" svg:x="1.286cm" svg:y="1.307cm">
          <draw:text-box>
            <text:p><text:span text:style-name="T3">SMDB EXTRACTION STATE MACHINE</text:span></text:p>
          </draw:text-box>
        </draw:frame>
        <draw:frame draw:style-name="gr5" draw:layer="layout" svg:width="11.055cm" svg:height="4.839cm" svg:x="1.248cm" svg:y="15.751cm">
          <draw:text-box>
            <text:p><text:span text:style-name="T3">Legend:</text:span></text:p>
            <text:p><text:span text:style-name="T4">+ means logical OR</text:span></text:p>
            <text:p><text:span text:style-name="T4">* means logical AND</text:span></text:p>
            <text:p><text:span text:style-name="T4"/></text:p>
            <text:p><text:span text:style-name="T5">IsComparing</text:span><text:span text:style-name="T4"> and </text:span><text:span text:style-name="T5">CompareNeeded</text:span><text:span text:style-name="T4"> are shared state flags with</text:span></text:p>
            <text:p><text:span text:style-name="T6">SMDB COMPARISON STATE MACHINE</text:span></text:p>
            <text:p><text:span text:style-name="T7"/></text:p>
            <text:p/>
          </draw:text-box>
        </draw:frame>
        <draw:custom-shape draw:style-name="gr1" draw:text-style-name="P2" draw:id="id4" draw:layer="layout" svg:width="5.664cm" svg:height="2.286cm" svg:x="19.701cm" svg:y="18.102cm">
          <text:p text:style-name="P1"><text:span text:style-name="T1">Done</text:span></text:p>
          <text:p text:style-name="P1"><text:span text:style-name="T1">CompareNeeded = TR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83cm" svg:height="2.667cm" svg:x="19.847cm" svg:y="12.684cm">
          <text:p text:style-name="P1"><text:span text:style-name="T8">Extracting</text:span></text:p>
          <text:p text:style-name="P1"><text:span text:style-name="T8">IsExtracting = TRUE</text:span></text:p>
          <text:p text:style-name="P1"><text:span text:style-name="T1"/></text:p>
          <text:p text:style-name="P1"><text:span text:style-name="T9">Note: Holding SM RO lock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1" draw:layer="layout" svg:x1="22.59cm" svg:y1="15.351cm" svg:x2="22.554cm" svg:y2="18.079cm">
            <text:p/>
          </draw:line>
          <draw:frame draw:style-name="gr7" draw:text-style-name="P3" draw:layer="layout" svg:width="3.982cm" svg:height="1.397cm" svg:x="20.593cm" svg:y="15.981cm">
            <draw:text-box>
              <text:p text:style-name="P1"><text:span text:style-name="T2">EXTRACTION</text:span><text:span text:style-name="T2"><text:line-break/></text:span><text:span text:style-name="T2">DONE</text:span></text:p>
            </draw:text-box>
          </draw:frame>
        </draw:g>
        <draw:custom-shape draw:style-name="gr1" draw:text-style-name="P2" draw:id="id5" draw:layer="layout" svg:width="5.967cm" svg:height="2.667cm" svg:x="2.272cm" svg:y="5.826cm">
          <text:p text:style-name="P1"><text:span text:style-name="T1">Aborting</text:span></text:p>
          <text:p text:style-name="P1"><text:span text:style-name="T1">CompareNeeded = FAL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191cm" svg:y1="12.303cm" svg:x2="5.255cm" svg:y2="8.493cm" draw:start-shape="id3" draw:start-glue-point="0" draw:end-shape="id5" svg:d="m5191 12303c0-2857 64-953 64-3810">
          <text:p text:style-name="P1">TRAP &amp; RunHeavySweep</text:p>
        </draw:connector>
        <draw:connector draw:style-name="gr8" draw:text-style-name="P1" draw:layer="layout" draw:type="curve" svg:x1="8.239cm" svg:y1="7.159cm" svg:x2="11.414cm" svg:y2="4.365cm" draw:start-shape="id5" draw:end-shape="id1" draw:end-glue-point="3" svg:d="m8239 7159c2382 0 795-2794 3175-279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7" draw:layer="layout" svg:width="5.08cm" svg:height="1.905cm" svg:x="11.414cm" svg:y="4.437cm">
          <text:p text:style-name="P1"><text:span text:style-name="T1">Waiting</text:span></text:p>
          <text:p text:style-name="P1"><text:span text:style-name="T1">IsComparing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2.14cm" svg:x2="13.938cm" svg:y2="4.564cm" svg:d="m13899 2140c0 1818 39 606 39 2424">
          <text:p text:style-name="P1">Init</text:p>
        </draw:connector>
        <draw:frame draw:style-name="gr9" draw:text-style-name="P4" draw:layer="layout" svg:width="9.085cm" svg:height="1.847cm" svg:x="1.186cm" svg:y="0.931cm">
          <draw:text-box>
            <text:p><text:span text:style-name="T3">SMDB COMPARISON STATE MACHINE</text:span></text:p>
          </draw:text-box>
        </draw:frame>
        <draw:frame draw:style-name="gr5" draw:layer="layout" svg:width="11.055cm" svg:height="4.839cm" svg:x="1.248cm" svg:y="15.175cm">
          <draw:text-box>
            <text:p><text:span text:style-name="T3">Legend:</text:span></text:p>
            <text:p><text:span text:style-name="T4">+ means logical OR</text:span></text:p>
            <text:p><text:span text:style-name="T4">* means logical AND</text:span></text:p>
            <text:p><text:span text:style-name="T4"/></text:p>
            <text:p><text:span text:style-name="T5">IsComparing</text:span><text:span text:style-name="T4"> and </text:span><text:span text:style-name="T5">CompareNeeded</text:span><text:span text:style-name="T4"> are shared state flags with</text:span></text:p>
            <text:p><text:span text:style-name="T6">SMDB EXTRACTION STATE MACHINE</text:span></text:p>
            <text:p><text:span text:style-name="T7"/></text:p>
            <text:p/>
          </draw:text-box>
        </draw:frame>
        <draw:custom-shape draw:style-name="gr1" draw:text-style-name="P2" draw:layer="layout" svg:width="5.08cm" svg:height="1.905cm" svg:x="11.595cm" svg:y="9.077cm">
          <text:p text:style-name="P1"><text:span text:style-name="T1">Comparing</text:span></text:p>
          <text:p text:style-name="P1"><text:span text:style-name="T1">IsComparing = TRU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6.042cm" svg:height="2.176cm" svg:x="11.095cm" svg:y="13.678cm">
          <text:p text:style-name="P1"><text:span text:style-name="T1">Done</text:span></text:p>
          <text:p text:style-name="P1"><text:span text:style-name="T1">CompareNeeded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1" draw:layer="layout" svg:x1="13.954cm" svg:y1="6.41cm" svg:x2="13.954cm" svg:y2="9.077cm">
            <text:p/>
          </draw:line>
          <draw:frame draw:style-name="gr10" draw:text-style-name="P3" draw:layer="layout" svg:width="3.982cm" svg:height="1.275cm" svg:x="11.993cm" svg:y="7.174cm">
            <draw:text-box>
              <text:p text:style-name="P1"><text:span text:style-name="T2">CompareNeeded</text:span></text:p>
            </draw:text-box>
          </draw:frame>
        </draw:g>
        <draw:g>
          <draw:line draw:style-name="gr6" draw:text-style-name="P1" draw:layer="layout" svg:x1="14.054cm" svg:y1="11.011cm" svg:x2="14.054cm" svg:y2="13.678cm">
            <text:p/>
          </draw:line>
          <draw:frame draw:style-name="gr10" draw:text-style-name="P3" draw:layer="layout" svg:width="3.982cm" svg:height="1.275cm" svg:x="12.093cm" svg:y="11.775cm">
            <draw:text-box>
              <text:p text:style-name="P1"><text:span text:style-name="T2">COMPARISON</text:span><text:span text:style-name="T2"><text:line-break/></text:span><text:span text:style-name="T2">DONE</text:span></text:p>
            </draw:text-box>
          </draw:frame>
        </draw:g>
        <draw:connector draw:style-name="gr3" draw:text-style-name="P1" draw:layer="layout" draw:type="curve" draw:line-skew="-5.327cm" svg:x1="11.095cm" svg:y1="14.766cm" svg:x2="11.414cm" svg:y2="5.389cm" draw:start-shape="id6" draw:start-glue-point="3" draw:end-shape="id7" svg:d="m11095 14766c-8742 0-8901-9377 319-9377">
          <text:p text:style-name="P1">XXXXXXXXXXXXXXXXXXXXXXX</text:p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2" draw:id="id8" draw:layer="layout" svg:width="5.08cm" svg:height="1.905cm" svg:x="11.414cm" svg:y="3.413cm">
          <text:p text:style-name="P1"><text:span text:style-name="T1">Wait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1.116cm" svg:x2="13.954cm" svg:y2="3.413cm" draw:end-shape="id8" draw:end-glue-point="0" svg:d="m13899 1116c0 960 55-188 55 2297">
          <text:p text:style-name="P1">Init</text:p>
        </draw:connector>
        <draw:custom-shape draw:style-name="gr1" draw:text-style-name="P2" draw:id="id9" draw:layer="layout" svg:width="4.572cm" svg:height="1.905cm" svg:x="15.859cm" svg:y="9.128cm">
          <text:p text:style-name="P1"><text:span text:style-name="T1">Pe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954cm" svg:y1="5.318cm" svg:x2="18.145cm" svg:y2="9.128cm" draw:start-shape="id8" draw:start-glue-point="2" draw:end-shape="id9" svg:d="m13954 5318c0 2857 4191 953 4191 3810">
          <text:p text:style-name="P1"><text:span text:style-name="T2">SUBNET UP &amp; !InitError</text:span></text:p>
        </draw:connector>
        <draw:custom-shape draw:style-name="gr1" draw:text-style-name="P2" draw:id="id10" draw:layer="layout" svg:width="4.572cm" svg:height="1.905cm" svg:x="3.032cm" svg:y="10.906cm">
          <text:p text:style-name="P1"><text:span text:style-name="T1">Deferr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859cm" svg:y1="10.08cm" svg:x2="7.604cm" svg:y2="11.858cm" draw:start-shape="id9" draw:start-glue-point="3" draw:end-shape="id10" draw:end-glue-point="1" svg:d="m15859 10080c-6190 0-2063 1778-8255 1778">
          <text:p text:style-name="P1">Compare in progress</text:p>
        </draw:connector>
        <draw:connector draw:style-name="gr2" draw:text-style-name="P3" draw:layer="layout" draw:type="curve" svg:x1="18.145cm" svg:y1="11.033cm" svg:x2="21.04cm" svg:y2="14.843cm" draw:start-shape="id9" draw:start-glue-point="2" draw:end-shape="id11" draw:end-glue-point="0" svg:d="m18145 11033c0 2857 2895 953 2895 3810">
          <text:p text:style-name="P1"><text:span text:style-name="T2">Compare not in progress</text:span></text:p>
        </draw:connector>
        <draw:connector draw:style-name="gr3" draw:text-style-name="P1" draw:layer="layout" draw:type="curve" svg:x1="23.682cm" svg:y1="16.176cm" svg:x2="16.494cm" svg:y2="4.365cm" draw:start-shape="id11" draw:start-glue-point="1" draw:end-shape="id8" draw:end-glue-point="1" svg:d="m23682 16176c751 0 4345-11811-7188-11811">
          <text:p text:style-name="P1">XXXXXXXXXXXXXXXXXXXXX</text:p>
        </draw:connector>
        <draw:connector draw:style-name="gr2" draw:text-style-name="P1" draw:layer="layout" draw:type="curve" svg:x1="5.318cm" svg:y1="12.811cm" svg:x2="18.399cm" svg:y2="16.176cm" draw:start-shape="id10" draw:start-glue-point="2" draw:end-shape="id11" svg:d="m5318 12811c0 2244 4360 3365 13081 3365">
          <text:p text:style-name="P1">Compare Complete</text:p>
        </draw:connector>
        <draw:frame draw:style-name="gr4" draw:text-style-name="P4" draw:layer="layout" svg:width="8.89cm" svg:height="1.673cm" svg:x="1.286cm" svg:y="1.307cm">
          <draw:text-box>
            <text:p><text:span text:style-name="T3">SMDB EXTRACTION STATE MACHINE V2</text:span></text:p>
          </draw:text-box>
        </draw:frame>
        <draw:custom-shape draw:style-name="gr1" draw:text-style-name="P2" draw:id="id11" draw:layer="layout" svg:width="5.283cm" svg:height="2.667cm" svg:x="18.399cm" svg:y="14.843cm">
          <text:p text:style-name="P1"><text:span text:style-name="T8">Extracting</text:span></text:p>
          <text:p text:style-name="P1"><text:span text:style-name="T9">Note: Holding SM RO lock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318cm" svg:y1="10.906cm" svg:x2="11.414cm" svg:y2="4.365cm" draw:start-shape="id10" draw:start-glue-point="0" draw:end-shape="id8" draw:end-glue-point="3" svg:d="m5318 10906c0-4361 2032-6541 6096-6541">
          <text:p text:style-name="P1">Abort Extract</text:p>
          <text:p text:style-name="P1">[ie RunHeavySweep]</text:p>
        </draw:connector>
        <draw:frame draw:style-name="gr11" draw:text-style-name="P5" draw:layer="layout" svg:width="3.588cm" svg:height="1.039cm" svg:x="23.352cm" svg:y="9.255cm">
          <draw:text-box>
            <text:p><text:span text:style-name="T10">Extract complete</text:span></text:p>
            <text:p><text:span text:style-name="T10">[Trigger compare]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id="id12" draw:layer="layout" svg:width="5.08cm" svg:height="1.905cm" svg:x="11.414cm" svg:y="4.226cm">
          <text:p text:style-name="P1"><text:span text:style-name="T1">Wait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5.08cm" svg:height="1.905cm" svg:x="11.414cm" svg:y="9.687cm">
          <text:p text:style-name="P1"><text:span text:style-name="T1">Compar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13.954cm" svg:y1="6.131cm" svg:x2="13.954cm" svg:y2="9.687cm" draw:start-shape="id12" draw:start-glue-point="2" draw:end-shape="id13" draw:end-glue-point="0" svg:d="m13954 6131v3556">
          <text:p text:style-name="P1"><text:span text:style-name="T10">Signal Compare</text:span></text:p>
        </draw:connector>
        <draw:connector draw:style-name="gr12" draw:text-style-name="P6" draw:layer="layout" draw:type="curve" svg:x1="13.932cm" svg:y1="1.693cm" svg:x2="13.954cm" svg:y2="4.226cm" draw:end-shape="id12" svg:d="m13932 1693c0 1524 22 258 22 2533">
          <text:p text:style-name="P1"><text:span text:style-name="T10">Init</text:span></text:p>
        </draw:connector>
        <draw:connector draw:style-name="gr13" draw:text-style-name="P1" draw:layer="layout" draw:type="curve" draw:line-skew="-2.424cm" svg:x1="11.414cm" svg:y1="10.639cm" svg:x2="11.414cm" svg:y2="5.178cm" draw:start-shape="id13" draw:start-glue-point="3" draw:end-shape="id12" draw:end-glue-point="3" svg:d="m11414 10639c-4387 0-4387-5461 0-5461">
          <text:p/>
        </draw:connector>
        <draw:frame draw:style-name="gr14" draw:text-style-name="P5" draw:layer="layout" svg:width="3.465cm" svg:height="0.645cm" svg:x="5.68cm" svg:y="7.909cm">
          <draw:text-box>
            <text:p><text:span text:style-name="T10">CompareComplete</text:span></text:p>
          </draw:text-box>
        </draw:frame>
        <draw:frame draw:style-name="gr14" draw:text-style-name="P5" draw:layer="layout" svg:width="4.634cm" svg:height="1.039cm" svg:x="16.875cm" svg:y="16.24cm">
          <draw:text-box>
            <text:p><text:span text:style-name="T10">SUBNET UP</text:span></text:p>
            <text:p><text:span text:style-name="T10">Deferred Extract == TRUE</text:span></text:p>
          </draw:text-box>
        </draw:frame>
        <draw:frame draw:style-name="gr9" draw:text-style-name="P4" draw:layer="layout" svg:width="9.085cm" svg:height="1.847cm" svg:x="1.187cm" svg:y="0.932cm">
          <draw:text-box>
            <text:p><text:span text:style-name="T3">SMDB COMPARISON STATE MACHINE V2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1" draw:text-style-name="P2" draw:id="id15" draw:layer="layout" svg:width="3.175cm" svg:height="1.27cm" svg:x="12.76cm" svg:y="3.54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3.175cm" svg:height="1.27cm" svg:x="12.76cm" svg:y="7.35cm">
          <text:p text:style-name="P1"><text:span text:style-name="T1">receiving</text:span><text:span text:style-name="T1"><text:line-break/></text:span><text:span text:style-name="T1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3.175cm" svg:height="1.27cm" svg:x="12.76cm" svg:y="11.16cm">
          <text:p text:style-name="P1"><text:span text:style-name="T1">processing</text:span><text:span text:style-name="T1"><text:line-break/></text:span><text:span text:style-name="T1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3.175cm" svg:height="1.27cm" svg:x="12.766cm" svg:y="14.97cm">
          <text:p text:style-name="P1"><text:span text:style-name="T1">notify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6.477cm" svg:height="1.52cm" svg:x="1.303cm" svg:y="7.523cm">
          <draw:text-box>
            <text:p><text:span text:style-name="T9">Extracting data from SA</text:span><text:span text:style-name="T9"><text:line-break/></text:span><text:span text:style-name="T9">Receiving data from parent</text:span></text:p>
          </draw:text-box>
        </draw:frame>
        <draw:frame draw:style-name="gr15" draw:text-style-name="P7" draw:layer="layout" svg:width="6.477cm" svg:height="1.52cm" svg:x="1.303cm" svg:y="11.206cm">
          <draw:text-box>
            <text:p><text:span text:style-name="T9">Checking for changes</text:span><text:span text:style-name="T9"><text:line-break/></text:span><text:span text:style-name="T9">Applying changes to DB</text:span></text:p>
          </draw:text-box>
        </draw:frame>
        <draw:frame draw:style-name="gr15" draw:text-style-name="P7" draw:layer="layout" svg:width="6.89cm" svg:height="1.52cm" svg:x="19.51cm" svg:y="16.371cm">
          <draw:text-box>
            <text:p><text:span text:style-name="T9">Notifying children of changes</text:span></text:p>
          </draw:text-box>
        </draw:frame>
        <draw:connector draw:style-name="gr2" draw:text-style-name="P1" draw:layer="layout" draw:type="curve" draw:line-skew="-3.428cm" svg:x1="12.766cm" svg:y1="15.605cm" svg:x2="12.76cm" svg:y2="4.175cm" draw:start-shape="id14" draw:start-glue-point="3" draw:end-shape="id15" draw:end-glue-point="3" svg:d="m12766 15605c-6678 0-6675-11430-6-11430">
          <text:p text:style-name="P1">Notification done</text:p>
        </draw:connector>
        <draw:frame draw:style-name="gr16" draw:text-style-name="P7" draw:layer="layout" svg:width="12.827cm" svg:height="2.536cm" svg:x="1.47cm" svg:y="17.614cm">
          <draw:text-box>
            <text:p><text:span text:style-name="T9">Subnet ready – up w/o fatal errors, heavy sweep done,</text:span></text:p>
            <text:p><text:span text:style-name="T9"><text:tab/></text:span><text:span text:style-name="T9">(parent DB has been modified)</text:span></text:p>
            <text:p><text:span text:style-name="T9">Subnet changing – trap reported, heavy sweep initiated</text:span></text:p>
            <text:p><text:span text:style-name="T9"><text:tab/></text:span><text:span text:style-name="T9">(parent DB may be modified)</text:span></text:p>
          </draw:text-box>
        </draw:frame>
        <draw:connector draw:style-name="gr2" draw:text-style-name="P1" draw:layer="layout" draw:type="curve" svg:x1="14.347cm" svg:y1="4.81cm" svg:x2="14.347cm" svg:y2="7.35cm" draw:start-shape="id15" draw:start-glue-point="2" draw:end-shape="id16" draw:end-glue-point="0" svg:d="m14347 4810v2540">
          <text:p text:style-name="P1">Subnet ready</text:p>
        </draw:connector>
        <draw:connector draw:style-name="gr2" draw:text-style-name="P1" draw:layer="layout" draw:type="curve" svg:x1="14.347cm" svg:y1="8.62cm" svg:x2="14.347cm" svg:y2="11.16cm" draw:start-shape="id16" draw:start-glue-point="2" draw:end-shape="id17" svg:d="m14347 8620v2540">
          <text:p text:style-name="P1">Updates received</text:p>
        </draw:connector>
        <draw:connector draw:style-name="gr2" draw:text-style-name="P1" draw:layer="layout" draw:type="curve" svg:x1="14.347cm" svg:y1="12.43cm" svg:x2="14.353cm" svg:y2="14.97cm" draw:start-shape="id17" draw:start-glue-point="2" draw:end-shape="id14" svg:d="m14347 12430c0 1906 6 637 6 2540">
          <text:p text:style-name="P1">Processing completed</text:p>
        </draw:connector>
        <draw:connector draw:style-name="gr2" draw:text-style-name="P1" draw:layer="layout" draw:type="curve" draw:line-skew="0.634cm -0.634cm" svg:x1="15.935cm" svg:y1="4.175cm" svg:x2="14.347cm" svg:y2="3.54cm" draw:start-shape="id15" draw:start-glue-point="1" draw:end-shape="id15" draw:end-glue-point="0" svg:d="m15935 4175c2476 0 2063-1143 1048-1921s-2636-1190-2636 1286">
          <text:p text:style-name="P1">Subnet<text:line-break/>changing</text:p>
        </draw:connector>
        <draw:connector draw:style-name="gr2" draw:text-style-name="P1" draw:layer="layout" draw:type="curve" draw:line-skew="1.015cm" svg:x1="15.935cm" svg:y1="7.985cm" svg:x2="14.347cm" svg:y2="7.35cm" draw:start-shape="id16" draw:start-glue-point="1" draw:end-shape="id16" draw:end-glue-point="0" svg:d="m15935 7985c3048 0 2540-826 1381-1366s-2969-794-2969 731">
          <text:p text:style-name="P1">Subnet ready</text:p>
        </draw:connector>
        <draw:connector draw:style-name="gr2" draw:text-style-name="P1" draw:layer="layout" draw:type="curve" draw:line-skew="-0.886cm" svg:x1="12.76cm" svg:y1="7.985cm" svg:x2="12.76cm" svg:y2="4.175cm" draw:start-shape="id16" draw:start-glue-point="3" draw:end-shape="id15" draw:end-glue-point="3" svg:d="m12760 7985c-2856 0-2856-3810 0-3810">
          <text:p text:style-name="P1">Subnet<text:line-break/>changing</text:p>
        </draw:connector>
        <draw:connector draw:style-name="gr2" draw:text-style-name="P1" draw:layer="layout" draw:type="curve" draw:line-skew="1.777cm" svg:x1="15.935cm" svg:y1="11.795cm" svg:x2="15.935cm" svg:y2="7.985cm" draw:start-shape="id17" draw:start-glue-point="1" draw:end-shape="id16" draw:end-glue-point="1" svg:d="m15935 11795c4191 0 4191-3810 0-3810">
          <text:p text:style-name="P1">Subnet<text:line-break/>ready</text:p>
        </draw:connector>
        <draw:custom-shape draw:style-name="gr1" draw:text-style-name="P2" draw:id="id18" draw:layer="layout" svg:width="3.175cm" svg:height="1.27cm" svg:x="21.701cm" svg:y="7.35cm">
          <text:p text:style-name="P1"><text:span text:style-name="T1">deferred</text:span><text:span text:style-name="T1"><text:line-break/></text:span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941cm" svg:y1="15.605cm" svg:x2="23.288cm" svg:y2="8.62cm" draw:start-shape="id14" draw:start-glue-point="1" draw:end-shape="id18" draw:end-glue-point="2" svg:d="m15941 15605c4898 0 7347-2328 7347-6985">
          <text:p text:style-name="P1">Subnet<text:line-break/>ready</text:p>
        </draw:connector>
        <draw:connector draw:style-name="gr2" draw:text-style-name="P1" draw:layer="layout" draw:type="curve" svg:x1="21.701cm" svg:y1="7.985cm" svg:x2="15.935cm" svg:y2="7.985cm" draw:start-shape="id18" draw:end-shape="id16" svg:d="m21701 7985h-5766">
          <text:p text:style-name="P1">Notification<text:line-break/>done</text:p>
        </draw:connector>
        <draw:connector draw:style-name="gr2" draw:text-style-name="P1" draw:layer="layout" draw:type="curve" draw:line-skew="0.888cm 0.506cm" svg:x1="24.876cm" svg:y1="7.985cm" svg:x2="23.288cm" svg:y2="8.62cm" draw:start-shape="id18" draw:start-glue-point="1" draw:end-shape="id18" draw:end-glue-point="2" svg:d="m24876 7985c2857 0 2381 1080 1270 1810s-2858 1111-2858-1175">
          <text:p text:style-name="P1">Subnet<text:line-break/>ready</text:p>
        </draw:connector>
        <draw:line draw:style-name="gr17" draw:text-style-name="P1" draw:layer="layout" svg:x1="6.969cm" svg:y1="7.985cm" svg:x2="10.906cm" svg:y2="7.985cm">
          <text:p/>
        </draw:line>
        <draw:line draw:style-name="gr17" draw:text-style-name="P1" draw:layer="layout" svg:x1="6.461cm" svg:y1="11.795cm" svg:x2="11.922cm" svg:y2="11.795cm">
          <text:p/>
        </draw:line>
        <draw:line draw:style-name="gr17" draw:text-style-name="P1" draw:layer="layout" svg:x1="19.415cm" svg:y1="16.748cm" svg:x2="16.621cm" svg:y2="16.24cm">
          <text:p/>
        </draw:line>
        <draw:line draw:style-name="gr17" draw:text-style-name="P1" draw:layer="layout" svg:x1="23.606cm" svg:y1="16.24cm" svg:x2="23.606cm" svg:y2="11.033cm">
          <text:p/>
        </draw:line>
      </draw:page>
      <draw:page draw:name="page6" draw:style-name="dp1" draw:master-page-name="Default">
        <office:forms form:automatic-focus="false" form:apply-design-mode="false"/>
        <draw:custom-shape draw:style-name="gr1" draw:text-style-name="P2" draw:id="id20" draw:layer="layout" svg:width="3.175cm" svg:height="1.27cm" svg:x="11.542cm" svg:y="3.413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3.175cm" svg:height="1.27cm" svg:x="12.05cm" svg:y="7.223cm">
          <text:p text:style-name="P1"><text:span text:style-name="T1">receiving</text:span><text:span text:style-name="T1"><text:line-break/></text:span><text:span text:style-name="T1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3.175cm" svg:height="1.27cm" svg:x="12.177cm" svg:y="11.541cm">
          <text:p text:style-name="P1"><text:span text:style-name="T1">processing</text:span><text:span text:style-name="T1"><text:line-break/></text:span><text:span text:style-name="T1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3.175cm" svg:height="1.27cm" svg:x="12.685cm" svg:y="16.24cm">
          <text:p text:style-name="P1"><text:span text:style-name="T1">notify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6.477cm" svg:height="1.52cm" svg:x="1.304cm" svg:y="7.523cm">
          <draw:text-box>
            <text:p><text:span text:style-name="T9">Extracting data from SA</text:span><text:span text:style-name="T9"><text:line-break/></text:span><text:span text:style-name="T9">Receiving data from parent</text:span></text:p>
          </draw:text-box>
        </draw:frame>
        <draw:frame draw:style-name="gr15" draw:text-style-name="P7" draw:layer="layout" svg:width="6.477cm" svg:height="1.52cm" svg:x="1.304cm" svg:y="11.206cm">
          <draw:text-box>
            <text:p><text:span text:style-name="T9">Checking for changes</text:span><text:span text:style-name="T9"><text:line-break/></text:span><text:span text:style-name="T9">Applying changes to DB</text:span></text:p>
          </draw:text-box>
        </draw:frame>
        <draw:frame draw:style-name="gr15" draw:text-style-name="P7" draw:layer="layout" svg:width="6.89cm" svg:height="1.52cm" svg:x="19.543cm" svg:y="17.129cm">
          <draw:text-box>
            <text:p><text:span text:style-name="T9">Notifying children of changes</text:span></text:p>
          </draw:text-box>
        </draw:frame>
        <draw:connector draw:style-name="gr2" draw:text-style-name="P1" draw:layer="layout" draw:type="curve" draw:line-skew="-3.476cm" svg:x1="12.685cm" svg:y1="16.875cm" svg:x2="11.542cm" svg:y2="4.048cm" draw:start-shape="id19" draw:start-glue-point="3" draw:end-shape="id20" draw:end-glue-point="3" svg:d="m12685 16875c-8455 0-7884-12827-1143-12827">
          <text:p text:style-name="P1">Notification done</text:p>
        </draw:connector>
        <draw:frame draw:style-name="gr16" draw:text-style-name="P7" draw:layer="layout" svg:width="12.827cm" svg:height="2.536cm" svg:x="1.471cm" svg:y="17.614cm">
          <draw:text-box>
            <text:p><text:span text:style-name="T9">Subnet ready – up w/o fatal errors, heavy sweep done,</text:span></text:p>
            <text:p><text:span text:style-name="T9"><text:tab/></text:span><text:span text:style-name="T9">(parent DB has been modified)</text:span></text:p>
            <text:p><text:span text:style-name="T9">Subnet changing – trap reported, heavy sweep initiated</text:span></text:p>
            <text:p><text:span text:style-name="T9"><text:tab/></text:span><text:span text:style-name="T9">(parent DB may be modified)</text:span></text:p>
          </draw:text-box>
        </draw:frame>
        <draw:connector draw:style-name="gr2" draw:text-style-name="P1" draw:layer="layout" draw:type="curve" svg:x1="13.129cm" svg:y1="4.683cm" svg:x2="13.637cm" svg:y2="7.223cm" draw:start-shape="id20" draw:start-glue-point="2" draw:end-shape="id21" draw:end-glue-point="0" svg:d="m13129 4683c0 1906 508 637 508 2540">
          <text:p text:style-name="P1">Subnet ready</text:p>
        </draw:connector>
        <draw:connector draw:style-name="gr2" draw:text-style-name="P1" draw:layer="layout" draw:type="curve" svg:x1="13.637cm" svg:y1="8.493cm" svg:x2="13.764cm" svg:y2="11.541cm" draw:start-shape="id21" draw:start-glue-point="2" draw:end-shape="id22" svg:d="m13637 8493c0 2287 127 764 127 3048">
          <text:p text:style-name="P1">Updates received</text:p>
        </draw:connector>
        <draw:connector draw:style-name="gr2" draw:text-style-name="P1" draw:layer="layout" draw:type="curve" svg:x1="13.764cm" svg:y1="12.811cm" svg:x2="14.272cm" svg:y2="16.24cm" draw:start-shape="id22" draw:start-glue-point="2" draw:end-shape="id19" svg:d="m13764 12811c0 2572 508 858 508 3429">
          <text:p text:style-name="P1">Processing completed</text:p>
        </draw:connector>
        <draw:connector draw:style-name="gr2" draw:text-style-name="P1" draw:layer="layout" draw:type="curve" svg:x1="14.717cm" svg:y1="4.048cm" svg:x2="13.129cm" svg:y2="3.413cm" draw:start-shape="id20" draw:start-glue-point="1" draw:end-shape="id20" draw:end-glue-point="0" svg:d="m14717 4048c1525 0 1271-826 493-1366s-2081-794-2081 731">
          <text:p text:style-name="P1">Subnet<text:line-break/>changing</text:p>
        </draw:connector>
        <draw:connector draw:style-name="gr2" draw:text-style-name="P1" draw:layer="layout" draw:type="curve" svg:x1="15.352cm" svg:y1="12.176cm" svg:x2="17.638cm" svg:y2="10.144cm" draw:start-shape="id22" draw:start-glue-point="1" draw:end-shape="id23" draw:end-glue-point="3" svg:d="m15352 12176c1714 0 572-2032 2286-2032">
          <text:p text:style-name="P1">Subnet<text:line-break/>ready</text:p>
        </draw:connector>
        <draw:custom-shape draw:style-name="gr1" draw:text-style-name="P2" draw:id="id24" draw:layer="layout" svg:width="3.175cm" svg:height="2.159cm" svg:x="22.21cm" svg:y="5.064cm">
          <text:p text:style-name="P1"><text:span text:style-name="T1">Notifying</text:span></text:p>
          <text:p text:style-name="P1"><text:span text:style-name="T1">deferred</text:span><text:span text:style-name="T1"><text:line-break/></text:span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15.86cm" svg:y1="16.875cm" svg:x2="23.797cm" svg:y2="7.223cm" draw:start-shape="id19" draw:start-glue-point="1" draw:end-shape="id24" draw:end-glue-point="2" svg:d="m15860 16875c5292 0 7937-3217 7937-9652">
          <text:p/>
        </draw:connector>
        <draw:connector draw:style-name="gr2" draw:text-style-name="P1" draw:layer="layout" draw:type="curve" svg:x1="22.21cm" svg:y1="6.143cm" svg:x2="15.225cm" svg:y2="7.858cm" draw:start-shape="id24" draw:end-shape="id21" svg:d="m22210 6143c-5239 0-1747 1715-6985 1715">
          <text:p text:style-name="P1">Notification<text:line-break/>done</text:p>
        </draw:connector>
        <draw:connector draw:style-name="gr2" draw:text-style-name="P1" draw:layer="layout" draw:type="curve" svg:x1="25.385cm" svg:y1="6.143cm" svg:x2="23.797cm" svg:y2="7.223cm" draw:start-shape="id24" draw:start-glue-point="1" draw:end-shape="id24" draw:end-glue-point="2" svg:d="m25385 6143c1525 0 1271 1049 493 1700s-2081 905-2081-620">
          <text:p text:style-name="P1">Subnet<text:line-break/>ready</text:p>
        </draw:connector>
        <draw:line draw:style-name="gr17" draw:text-style-name="P1" draw:layer="layout" svg:x1="6.97cm" svg:y1="7.985cm" svg:x2="10.907cm" svg:y2="7.985cm">
          <text:p/>
        </draw:line>
        <draw:line draw:style-name="gr17" draw:text-style-name="P1" draw:layer="layout" svg:x1="6.462cm" svg:y1="11.795cm" svg:x2="11.923cm" svg:y2="11.795cm">
          <text:p/>
        </draw:line>
        <draw:line draw:style-name="gr17" draw:text-style-name="P1" draw:layer="layout" svg:x1="19.416cm" svg:y1="17.51cm" svg:x2="15.987cm" svg:y2="17.129cm">
          <text:p/>
        </draw:line>
        <draw:line draw:style-name="gr17" draw:text-style-name="P1" draw:layer="layout" svg:x1="23.607cm" svg:y1="16.621cm" svg:x2="23.607cm" svg:y2="11.033cm">
          <text:p/>
        </draw:line>
        <draw:custom-shape draw:style-name="gr1" draw:text-style-name="P2" draw:id="id23" draw:layer="layout" svg:width="3.175cm" svg:height="1.778cm" svg:x="17.638cm" svg:y="9.255cm">
          <text:p text:style-name="P1"><text:span text:style-name="T1">processing/</text:span></text:p>
          <text:p text:style-name="P1"><text:span text:style-name="T1">deferred</text:span><text:span text:style-name="T1"><text:line-break/></text:span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20.813cm" svg:y1="10.144cm" svg:x2="23.797cm" svg:y2="7.223cm" draw:start-shape="id23" draw:start-glue-point="1" draw:end-shape="id24" draw:end-glue-point="2" svg:d="m20813 10144c1990 0 2984-973 2984-2921">
          <text:p text:style-name="P1">Processing completed</text:p>
        </draw:connector>
        <draw:connector draw:style-name="gr2" draw:text-style-name="P1" draw:layer="layout" draw:type="curve" svg:x1="20.813cm" svg:y1="10.144cm" svg:x2="19.225cm" svg:y2="11.033cm" draw:start-shape="id23" draw:start-glue-point="1" draw:end-shape="id23" draw:end-glue-point="2" svg:d="m20813 10144c1525 0 1271 954 493 1558s-2081 858-2081-669">
          <text:p text:style-name="P1">Subnet<text:line-break/>ready</text:p>
        </draw:connector>
        <draw:frame draw:style-name="gr14" draw:text-style-name="P7" draw:layer="layout" svg:width="3.017cm" svg:height="0.721cm" svg:x="19.701cm" svg:y="14.081cm">
          <draw:text-box>
            <text:p><text:span text:style-name="T9">Subnet rea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t-to-size="false" draw:start-line-spacing-horizontal="1.016cm" draw:start-line-spacing-vertical="1.016cm" draw:end-line-spacing-horizontal="1.016cm" draw:end-line-spacing-vertical="1.016cm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1-02T13:39:49.05</meta:creation-date>
    <dc:date>2013-02-02T16:23:54</dc:date>
    <meta:editing-duration>PT13H41M48S</meta:editing-duration>
    <meta:editing-cycles>42</meta:editing-cycles>
    <meta:generator>OpenOffice.org/3.2$Unix OpenOffice.org_project/320m18$Build-9502</meta:generator>
    <dc:creator>Ira Weiny</dc:creator>
    <meta:document-statistic meta:object-count="104"/>
  </office:meta>
</office:document-meta>
</file>